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42c2c" officeooo:paragraph-rsid="00142c2c" style:font-size-asian="20pt" style:font-size-complex="20pt"/>
    </style:style>
    <style:style style:name="P4" style:family="paragraph" style:parent-style-name="Standard">
      <style:text-properties style:font-name="Courier" fo:font-size="16pt" officeooo:rsid="00142c2c" officeooo:paragraph-rsid="00142c2c" style:font-size-asian="16pt" style:font-size-complex="16pt"/>
    </style:style>
    <style:style style:name="P5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6" style:family="paragraph" style:parent-style-name="Standard">
      <style:text-properties style:font-name="Courier" fo:font-size="16pt" fo:font-style="italic" officeooo:rsid="00142c2c" officeooo:paragraph-rsid="00142c2c" style:font-size-asian="16pt" style:font-style-asian="italic" style:font-size-complex="16pt" style:font-style-complex="italic"/>
    </style:style>
    <style:style style:name="T1" style:family="text">
      <style:text-properties officeooo:rsid="00142c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 Saviour’s Love</text:p>
      <text:p text:style-name="P1"/>
      <text:p text:style-name="P4">I stand amazed in the presence</text:p>
      <text:p text:style-name="P4">Of Jesus the Nazarene,</text:p>
      <text:p text:style-name="P4">And wonder how He could love me,</text:p>
      <text:p text:style-name="P4">A sinner, condemned, unclean.</text:p>
      <text:p text:style-name="P4"/>
      <text:p text:style-name="P4">For me it was in the garden</text:p>
      <text:p text:style-name="P4">He prayed: ‘Not My will, but Thine;”</text:p>
      <text:p text:style-name="P4">He had no tears for His own griefs,</text:p>
      <text:p text:style-name="P4">But sweet-drops of blood for mine.</text:p>
      <text:p text:style-name="P4"/>
      <text:p text:style-name="P4">He took my sins and my sorrows,</text:p>
      <text:p text:style-name="P4">He made them His very own;</text:p>
      <text:p text:style-name="P4">He bore the burden to Calvary,</text:p>
      <text:p text:style-name="P4">And suffered, and died alone.</text:p>
      <text:p text:style-name="P4"/>
      <text:p text:style-name="P4">When with the ransomed in glory</text:p>
      <text:p text:style-name="P4">His face I at last shall see,</text:p>
      <text:p text:style-name="P4">‘Twill be my joy through the ages</text:p>
      <text:p text:style-name="P4">To sing of His love for me.</text:p>
      <text:p text:style-name="P2"/>
      <text:p text:style-name="P5">Refrain</text:p>
      <text:p text:style-name="P5"/>
      <text:p text:style-name="P6">How marvelous! How wonderful!</text:p>
      <text:p text:style-name="P6">And my sone shall ever be;</text:p>
      <text:p text:style-name="P6">How marvelous! How wonderful!</text:p>
      <text:p text:style-name="P6">Is my Saviour’s love for me!</text:p>
      <text:p text:style-name="P2"/>
      <text:p text:style-name="P2"/>
      <text:p text:style-name="P2">Composer: <text:span text:style-name="T1">Charles H. Gabriel (1856-1932)</text:span></text:p>
      <text:p text:style-name="P2">Lyricist: <text:span text:style-name="T1">Charles H. Gabriel (1856-1932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2:39:29.397359656</meta:creation-date>
    <meta:editing-duration>PT5M51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17T12:45:19.560298147</dc:date>
    <dc:creator>Hank Warren</dc:creator>
    <meta:document-statistic meta:table-count="0" meta:image-count="0" meta:object-count="0" meta:page-count="1" meta:paragraph-count="24" meta:word-count="134" meta:character-count="697" meta:non-whitespace-character-count="587"/>
    <meta:template xlink:type="simple" xlink:actuate="onRequest" xlink:title="TubaHymn" xlink:href="../../../../../Library/Application%20Support/LibreOffice/4/user/template/TubaHymn1.ott" meta:date="2020-07-17T12:39:28.385545430"/>
  </office:meta>
</office:document-meta>
</file>